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000a" officeooo:paragraph-rsid="000e000a" style:font-size-asian="15pt" style:font-size-complex="15pt"/>
    </style:style>
    <style:style style:name="P2" style:family="paragraph" style:parent-style-name="Standard">
      <style:text-properties fo:font-size="16pt" officeooo:rsid="000e000a" officeooo:paragraph-rsid="000e000a" style:font-size-asian="16pt" style:font-size-complex="16pt"/>
    </style:style>
    <style:style style:name="P3" style:family="paragraph" style:parent-style-name="Standard" style:list-style-name="L1">
      <style:text-properties fo:font-size="16pt" officeooo:rsid="000e000a" officeooo:paragraph-rsid="000e000a" style:font-size-asian="16pt" style:font-size-complex="16pt"/>
    </style:style>
    <style:style style:name="P4" style:family="paragraph" style:parent-style-name="Standard" style:list-style-name="L1">
      <style:text-properties fo:font-size="16pt" officeooo:rsid="000e000a" officeooo:paragraph-rsid="000f7477" style:font-size-asian="16pt" style:font-size-complex="16pt"/>
    </style:style>
    <style:style style:name="P5" style:family="paragraph" style:parent-style-name="Standard" style:list-style-name="L1">
      <style:text-properties fo:font-size="16pt" officeooo:rsid="000f7477" officeooo:paragraph-rsid="000f7477" style:font-size-asian="16pt" style:font-size-complex="16pt"/>
    </style:style>
    <style:style style:name="P6" style:family="paragraph" style:parent-style-name="Standard">
      <style:text-properties fo:font-size="16pt" officeooo:rsid="000f7477" officeooo:paragraph-rsid="0010d8ff" style:font-size-asian="16pt" style:font-size-complex="16pt"/>
    </style:style>
    <style:style style:name="P7" style:family="paragraph" style:parent-style-name="Standard" style:list-style-name="L1">
      <style:text-properties fo:font-size="16pt" officeooo:rsid="0010d8ff" officeooo:paragraph-rsid="0010d8ff" style:font-size-asian="16pt" style:font-size-complex="16pt"/>
    </style:style>
    <style:style style:name="P8" style:family="paragraph" style:parent-style-name="Standard">
      <style:text-properties fo:font-size="16pt" officeooo:rsid="0010d8ff" officeooo:paragraph-rsid="0010d8ff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f7477"/>
    </style:style>
    <style:style style:name="T3" style:family="text">
      <style:text-properties officeooo:rsid="0010d8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M NOTES:</text:p>
      <text:p text:style-name="P2"/>
      <text:p text:style-name="P2">1: Welcome to the game!</text:p>
      <text:p text:style-name="P2"/>
      <text:p text:style-name="P2">2: This is a LARP-lite game. No serious in-depth character development. <text:line-break/><text:tab/>We’re more focused on creative story telling and presentation. </text:p>
      <text:p text:style-name="P2"/>
      <text:p text:style-name="P2">3: You will not be winning. </text:p>
      <text:p text:style-name="P2"><text:tab/>If winning is your objective you will not be having a good time. </text:p>
      <text:p text:style-name="P2"><text:tab/>If not dying is your objective you will not be having a good time. </text:p>
      <text:p text:style-name="P2"><text:tab/>Except for one of the captains. One of you will be the winner. </text:p>
      <text:p text:style-name="P2"><text:tab/>The prize for winning is Glory. No cash, no prizes, just glory. </text:p>
      <text:p text:style-name="P2"/>
      <text:p text:style-name="P2">4: Game phases: </text:p>
      <text:list xml:id="list77940401678869849" text:style-name="L1">
        <text:list-item>
          <text:p text:style-name="P3"><text:span text:style-name="T2">ARRIVAL - Recruits arrive at the station – get to know each other. </text:span></text:p>
        </text:list-item>
        <text:list-item>
          <text:p text:style-name="P3"><text:span text:style-name="T2">INITIAL RECRUITING – Captains select in round-robin fashion.</text:span> </text:p>
        </text:list-item>
        <text:list-item>
          <text:p text:style-name="P3"><text:span text:style-name="T2">Captains bid on missions. Minimum cost is 500 credits. </text:span></text:p>
        </text:list-item>
        <text:list-item>
          <text:p text:style-name="P3"><text:span text:style-name="T2">Captains assign mission to crew and send them off.</text:span></text:p>
          <text:list>
            <text:list-item>
              <text:p text:style-name="P4"><text:span text:style-name="T2">Captains gamble and brag while crew performs mission. </text:span></text:p>
            </text:list-item>
            <text:list-item>
              <text:p text:style-name="P4"><text:span text:style-name="T2">Crew goes to perform mission</text:span></text:p>
              <text:list>
                <text:list-item>
                  <text:p text:style-name="P4"><text:span text:style-name="T2">Take mission packet and determine outcome per instructions.</text:span></text:p>
                </text:list-item>
                <text:list-item>
                  <text:p text:style-name="P5">Take 10-minutes or so (we’re not in a race) to discuss / determine how the mission ended up that way. Include how the use of your skills played into the results as well as the equipment provided to you by the quartermaster. <text:span text:style-name="T3">Also any cards in play (ie: Relationships must be accounted for).</text:span></text:p>
                </text:list-item>
                <text:list-item>
                  <text:p text:style-name="P5">Report back to your captain how the mission went. Acting it out is strongly encouraged. </text:p>
                </text:list-item>
                <text:list-item>
                  <text:p text:style-name="P7">Adjust character sheet accordingly. </text:p>
                </text:list-item>
                <text:list-item>
                  <text:p text:style-name="P7">Dead or lost crew PUT FLAG ON SHIP</text:p>
                </text:list-item>
                <text:list-item>
                  <text:p text:style-name="P5">Captains collect rewards for successful missions. </text:p>
                </text:list-item>
              </text:list>
            </text:list-item>
          </text:list>
        </text:list-item>
        <text:list-item>
          <text:p text:style-name="P5">Captain briefs command via the “Captain’s Log”</text:p>
          <text:list>
            <text:list-item>
              <text:p text:style-name="P5">Needs to look good if he’s going to get promoted. </text:p>
            </text:list-item>
            <text:list-item>
              <text:p text:style-name="P5">Keep these reports brief ~ 1 minute +/- (We don’t want to stall the game. </text:p>
            </text:list-item>
          </text:list>
        </text:list-item>
        <text:list-item>
          <text:p text:style-name="P5"><text:soft-page-break/>New recruits arrive to replace any who died or were lost. </text:p>
        </text:list-item>
        <text:list-item>
          <text:p text:style-name="P7">Captains recruit round-robin fashion</text:p>
          <text:list>
            <text:list-item>
              <text:p text:style-name="P7">&lt;4 crew picks until 4. </text:p>
            </text:list-item>
          </text:list>
        </text:list-item>
        <text:list-item>
          <text:p text:style-name="P7">Bid on next set of missions</text:p>
        </text:list-item>
        <text:list-item>
          <text:p text:style-name="P7">Rinse, repeat, until missions gone or time runs out. </text:p>
        </text:list-item>
        <text:list-item>
          <text:p text:style-name="P7">Final Mission: Resolve these conflicts: </text:p>
          <text:list>
            <text:list-item>
              <text:p text:style-name="P7">Battle the Cromulants</text:p>
            </text:list-item>
            <text:list-item>
              <text:p text:style-name="P7">Battle the Bangons</text:p>
            </text:list-item>
            <text:list-item>
              <text:p text:style-name="P7">Battle the Hem Cheddar</text:p>
            </text:list-item>
            <text:list-item>
              <text:p text:style-name="P7">Battle the Kardashians. </text:p>
            </text:list-item>
          </text:list>
        </text:list-item>
        <text:list-item>
          <text:p text:style-name="P7">Determine winning captain. </text:p>
        </text:list-item>
      </text:list>
      <text:p text:style-name="P8"/>
      <text:p text:style-name="P8"/>
      <text:p text:style-name="P8">Final battles: Determine mutineers: Fight for control of the ships. </text:p>
      <text:p text:style-name="P8"/>
      <text:p text:style-name="P6"/>
      <text:p text:style-name="P2"/>
      <text:p text:style-name="P2"/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4:48:35.263000000</meta:creation-date>
    <dc:date>2017-09-02T15:10:55.479000000</dc:date>
    <meta:editing-duration>PT12M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37" meta:word-count="356" meta:character-count="1989" meta:non-whitespace-character-count="1663"/>
  </office:meta>
</office:document-meta>
</file>